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Title">
      <style:text-properties fo:language="pt" fo:country="BR" officeooo:rsid="000f7b33" officeooo:paragraph-rsid="000f7b33"/>
    </style:style>
    <style:style style:name="P3" style:family="paragraph" style:parent-style-name="Standard">
      <style:text-properties fo:font-size="18pt" fo:language="pt" fo:country="BR" style:font-size-asian="18pt" style:font-size-complex="18pt"/>
    </style:style>
    <style:style style:name="P4" style:family="paragraph" style:parent-style-name="Standard">
      <style:text-properties fo:font-size="18pt" fo:language="pt" fo:country="BR" officeooo:rsid="00115468" officeooo:paragraph-rsid="00115468" style:font-size-asian="18pt" style:font-size-complex="18pt"/>
    </style:style>
    <style:style style:name="P5" style:family="paragraph" style:parent-style-name="Text_20_body">
      <style:text-properties fo:font-size="18pt" fo:language="pt" fo:country="BR" officeooo:rsid="00115468" officeooo:paragraph-rsid="00115468" style:font-size-asian="18pt" style:font-size-complex="18pt"/>
    </style:style>
    <style:style style:name="P6" style:family="paragraph" style:parent-style-name="Text_20_body">
      <style:text-properties fo:font-size="18pt" fo:language="pt" fo:country="BR" officeooo:rsid="00141f67" officeooo:paragraph-rsid="00141f67" style:font-size-asian="18pt" style:font-size-complex="18pt"/>
    </style:style>
    <style:style style:name="P7" style:family="paragraph" style:parent-style-name="Heading_20_1">
      <style:text-properties fo:language="pt" fo:country="BR" officeooo:rsid="000f7b33" officeooo:paragraph-rsid="000f7b33"/>
    </style:style>
    <style:style style:name="P8" style:family="paragraph" style:parent-style-name="Heading_20_1">
      <style:text-properties fo:language="pt" fo:country="BR" officeooo:rsid="000fff8e" officeooo:paragraph-rsid="000fff8e"/>
    </style:style>
    <style:style style:name="P9" style:family="paragraph" style:parent-style-name="Heading_20_1">
      <style:text-properties fo:language="pt" fo:country="BR" officeooo:rsid="00115468" officeooo:paragraph-rsid="00115468"/>
    </style:style>
    <style:style style:name="P10" style:family="paragraph" style:parent-style-name="Heading_20_1">
      <style:text-properties fo:language="pt" fo:country="BR" officeooo:rsid="00141f67" officeooo:paragraph-rsid="00141f67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Text_20_body">
      <style:text-properties style:font-name="Liberation Sans" fo:font-size="18pt" fo:language="pt" fo:country="BR" fo:font-weight="bold" officeooo:rsid="000fff8e" officeooo:paragraph-rsid="000fff8e" style:font-name-asian="Noto Sans CJK SC" style:font-size-asian="18pt" style:font-weight-asian="bold" style:font-name-complex="Lohit Devanagari1" style:font-size-complex="18pt" style:font-weight-complex="bold"/>
    </style:style>
    <style:style style:name="P13" style:family="paragraph" style:parent-style-name="Text_20_body">
      <style:text-properties style:font-name="Liberation Sans" fo:font-size="18pt" fo:language="pt" fo:country="BR" fo:font-weight="bold" officeooo:rsid="00115468" officeooo:paragraph-rsid="00115468" style:font-name-asian="Noto Sans CJK SC" style:font-size-asian="18pt" style:font-weight-asian="bold" style:font-name-complex="Lohit Devanagari1" style:font-size-complex="18pt" style:font-weight-complex="bold"/>
    </style:style>
    <style:style style:name="P14" style:family="paragraph" style:parent-style-name="Text_20_body">
      <style:text-properties fo:language="pt" fo:country="BR" officeooo:paragraph-rsid="00141f67"/>
    </style:style>
    <style:style style:name="P15" style:family="paragraph" style:parent-style-name="Text_20_body">
      <style:text-properties fo:font-size="18pt" fo:language="pt" fo:country="BR" officeooo:rsid="00147d86" officeooo:paragraph-rsid="00147d86" style:font-size-asian="18pt" style:font-size-complex="18pt"/>
    </style:style>
    <style:style style:name="P16" style:family="paragraph" style:parent-style-name="Title">
      <style:text-properties fo:language="pt" fo:country="BR" officeooo:rsid="00147d86" officeooo:paragraph-rsid="00147d86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8pt" fo:font-weight="bold" officeooo:rsid="00141f67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language="pt" fo:country="BR" fo:font-weight="bold" officeooo:rsid="00141f67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fff8e" style:font-size-asian="18pt" style:font-size-complex="18pt"/>
    </style:style>
    <style:style style:name="T7" style:family="text">
      <style:text-properties fo:font-size="18pt" officeooo:rsid="00166726" style:font-size-asian="18pt" style:font-size-complex="18pt"/>
    </style:style>
    <style:style style:name="T8" style:family="text">
      <style:text-properties fo:font-size="18pt" fo:font-weight="bold" officeooo:rsid="00166726" style:font-size-asian="18pt" style:font-weight-asian="bold" style:font-size-complex="1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71f4" style:font-weight-asian="bold" style:font-weight-complex="bold"/>
    </style:style>
    <style:style style:name="T11" style:family="text">
      <style:text-properties fo:font-weight="bold" officeooo:rsid="00141f67" style:font-weight-asian="bold" style:font-weight-complex="bold"/>
    </style:style>
    <style:style style:name="T12" style:family="text">
      <style:text-properties officeooo:rsid="001271f4"/>
    </style:style>
    <style:style style:name="T13" style:family="text">
      <style:text-properties officeooo:rsid="00141f6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667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ipulando o DOM</text:p>
      <text:h text:style-name="P7" text:outline-level="1">DOM == Document Object Model(Modelo do objeto do documento)</text:h>
      <text:p text:style-name="P2">Introduç<text:span text:style-name="T1">ão ao DOM</text:span></text:p>
      <text:h text:style-name="P8" text:outline-level="1">O que <text:span text:style-name="T2">é?</text:span></text:h>
      <text:p text:style-name="P12"><text:tab/>Modelo de objetos para documentos, basicamente é um conjunto de objetos dentro do navegador que vai dá acesso aos arquivos internos da pagina.</text:p>
      <text:p text:style-name="P1"><text:span text:style-name="T6">Arvore DOM: </text:span><text:span text:style-name="T5">window(janela) objeto raiz são as janelas que aparecem os arquivos, tipo o devtools.</text:span></text:p>
      <text:p text:style-name="P3">Alguns objetos:</text:p>
      <text:p text:style-name="P12">location, document,history…</text:p>
      <text:p text:style-name="P12">document = html == heade e body</text:p>
      <text:p text:style-name="P13">document(pai) = html (child) == head e body(parents on html).</text:p>
      <text:p text:style-name="P4">Posso fazer alterações no html atraves do document.html ou no body com document.body, dentre outras alterações.</text:p>
      <text:h text:style-name="P9" text:outline-level="1">Selecionando os elemento:</text:h>
      <text:p text:style-name="P5">Para acessar os elementos podemos usar:</text:p>
      <text:p text:style-name="P5">Por marca(tag)</text:p>
      <text:p text:style-name="P5"><text:tab/><text:span text:style-name="T9">getElementsByTagName(‘</text:span><text:span text:style-name="T10">p’</text:span><text:span text:style-name="T9">)</text:span><text:span text:style-name="T10">[0]</text:span></text:p>
      <text:p text:style-name="P5">Vai selecionar a tag, <text:span text:style-name="T13">o </text:span>porém de se usar é que tipo se eu escolher a tag P vai selecionar todas as tags P, <text:span text:style-name="T12">Para que isso não aconteça usa-se Colchete e a numeração dentro dela em numero crecente, com uma observação: o zero vale 1 ou primeiro, o 1 vale 2 ou </text:span><text:soft-page-break/><text:span text:style-name="T12">segundo e assim por diante. No caso do exemplo acima eu usei a primeira tag p[0].</text:span></text:p>
      <text:p text:style-name="P5">por ID</text:p>
      <text:p text:style-name="P5"><text:tab/><text:span text:style-name="T10">getElementById()</text:span></text:p>
      <text:p text:style-name="P5">por Nome</text:p>
      <text:p text:style-name="P5"><text:tab/><text:span text:style-name="T10">getElementsByName()[]</text:span></text:p>
      <text:p text:style-name="P5">Por class</text:p>
      <text:p text:style-name="P5"><text:tab/><text:span text:style-name="T10">getElementsByClassName()</text:span></text:p>
      <text:p text:style-name="P5">Por seletor (CSS)</text:p>
      <text:p text:style-name="P5"><text:tab/><text:span text:style-name="T11">document.querrySelector(‘div#msg’)</text:span></text:p>
      <text:p text:style-name="P6">Selecionou o seletor msg pra fazer modificações.</text:p>
      <text:h text:style-name="P10" text:outline-level="1">Muito importante o uso do document. Para fazer alteraç<text:span text:style-name="T2">ões.</text:span></text:h>
      <text:p text:style-name="P14"><text:span text:style-name="T3"/></text:p>
      <text:p text:style-name="P16">Eventos DOM</text:p>
      <text:p text:style-name="P15">São os eventos ocorridos na page, tipo um click do mouse sobre uma div que executa tal ação e vice versa e esses eventos acontecem por causa das funções que foram determinadas através do JS com a <text:s text:c="3"/></text:p>
      <text:p text:style-name="P15"><text:span text:style-name="T9">Function</text:span> nome da ação(parametros){</text:p>
      <text:p text:style-name="P15"><text:tab/>bloco ou comandos de execuções</text:p>
      <text:p text:style-name="P15">}</text:p>
      <text:p text:style-name="P1"><text:span text:style-name="T7">OBS: Em caso de erro na função ou no codigo em geral, o erro não será mostrado no </text:span><text:span text:style-name="T8">vscode</text:span><text:span text:style-name="T7"> , para achar o erro usa-se o </text:span><text:span text:style-name="T8">console </text:span><text:soft-page-break/><text:span text:style-name="T8">do navegador, <text:s/>as vezes o erro estar na sintaxe e tals, é bom usar o conso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5:53:05.950904974</meta:creation-date>
    <dc:date>2023-11-16T16:50:17.255023181</dc:date>
    <meta:editing-duration>PT22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32" meta:word-count="295" meta:character-count="1754" meta:non-whitespace-character-count="1479"/>
  </office:meta>
</office:document-meta>
</file>